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3f870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6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4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5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87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4-26T08:52:36.524345273</dc:date>
    <meta:editing-duration>P7DT10H46M29S</meta:editing-duration>
    <meta:editing-cycles>1088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59" meta:character-count="5997" meta:non-whitespace-character-count="5622"/>
    <meta:user-defined meta:name="Info 1"/>
    <meta:user-defined meta:name="Info 2"/>
    <meta:user-defined meta:name="Info 3"/>
    <meta:user-defined meta:name="Info 4"/>
  </office:meta>
</office:document-meta>
</file>